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6.555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4.542cm"/>
    </style:style>
    <style:style style:name="co14" style:family="table-column">
      <style:table-column-properties fo:break-before="auto" style:column-width="5.149cm"/>
    </style:style>
    <style:style style:name="co15" style:family="table-column">
      <style:table-column-properties fo:break-before="auto" style:column-width="3.046cm"/>
    </style:style>
    <style:style style:name="co16" style:family="table-column">
      <style:table-column-properties fo:break-before="auto" style:column-width="3.882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3.937cm"/>
    </style:style>
    <style:style style:name="co21" style:family="table-column">
      <style:table-column-properties fo:break-before="auto" style:column-width="5.967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403cm"/>
    </style:style>
    <style:style style:name="co25" style:family="table-column">
      <style:table-column-properties fo:break-before="auto" style:column-width="4.311cm"/>
    </style:style>
    <style:style style:name="co26" style:family="table-column">
      <style:table-column-properties fo:break-before="auto" style:column-width="3.064cm"/>
    </style:style>
    <style:style style:name="co27" style:family="table-column">
      <style:table-column-properties fo:break-before="auto" style:column-width="4.755cm"/>
    </style:style>
    <style:style style:name="co28" style:family="table-column">
      <style:table-column-properties fo:break-before="auto" style:column-width="3.42cm"/>
    </style:style>
    <style:style style:name="co29" style:family="table-column">
      <style:table-column-properties fo:break-before="auto" style:column-width="5.719cm"/>
    </style:style>
    <style:style style:name="co30" style:family="table-column">
      <style:table-column-properties fo:break-before="auto" style:column-width="3.919cm"/>
    </style:style>
    <style:style style:name="co31" style:family="table-column">
      <style:table-column-properties fo:break-before="auto" style:column-width="3.455cm"/>
    </style:style>
    <style:style style:name="co32" style:family="table-column">
      <style:table-column-properties fo:break-before="auto" style:column-width="3.242cm"/>
    </style:style>
    <style:style style:name="co33" style:family="table-column">
      <style:table-column-properties fo:break-before="auto" style:column-width="4.489cm"/>
    </style:style>
    <style:style style:name="co34" style:family="table-column">
      <style:table-column-properties fo:break-before="auto" style:column-width="1.695cm"/>
    </style:style>
    <style:style style:name="co35" style:family="table-column">
      <style:table-column-properties fo:break-before="auto" style:column-width="3.669cm"/>
    </style:style>
    <style:style style:name="co36" style:family="table-column">
      <style:table-column-properties fo:break-before="auto" style:column-width="3.794cm"/>
    </style:style>
    <style:style style:name="co37" style:family="table-column">
      <style:table-column-properties fo:break-before="auto" style:column-width="2.656cm"/>
    </style:style>
    <style:style style:name="co38" style:family="table-column">
      <style:table-column-properties fo:break-before="auto" style:column-width="5.45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1.887cm" fo:break-before="auto" style:use-optimal-row-height="true"/>
    </style:style>
    <style:style style:name="ro9" style:family="table-row">
      <style:table-row-properties style:row-height="0.459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wrap-option="wrap"/>
      <style:text-properties style:font-name="微軟正黑體" style:font-name-asian="Segoe UI" style:font-name-complex="Tahoma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1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1" style:font-name-complex="Arial" style:font-size-asian="10pt" style:font-size-complex="10pt" style:font-weight-asian="normal" style:font-style-asian="normal" style:font-style-complex="normal" style:text-emphasize="none" style:font-relief="none" style:font-weight-complex="normal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0pt" style:font-size-complex="10pt" style:font-weight-asian="normal" style:font-style-asian="normal" style:font-style-complex="normal" style:text-emphasize="none" style:font-relief="none" style:font-weight-complex="normal" style:text-overline-style="none" style:text-overline-color="font-color" style:font-name-asian="Liberation Sans" style:font-name-complex="Liberation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軟正黑體1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7"/>
        <table:table-column table:style-name="co5" table:default-cell-style-name="ce5"/>
        <table:table-row table:style-name="ro1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使用者</text:p>
            <text:p>英文：US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US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ROLEID→ROLES(ROL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使用者角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使用者名稱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離職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NOT NULL</text:p>
            <text:p>登入使用者帳號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 table:number-rows-repeated="3"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12/12 增加email作為登入帳號</text:p>
          </table:table-cell>
          <table:table-cell table:style-name="Default" table:number-columns-repeated="5"/>
        </table:table-row>
      </table:table>
      <table:table table:name="ROLE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角色</text:p>
            <text:p>英文：ROL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L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角色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角色名稱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style-name="ce8"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OTIFYMSG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" table:default-cell-style-name="ce7"/>
        <table:table-column table:style-name="co10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通知訊息</text:p>
            <text:p>英文：NOTIFYMSG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SS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USERID→USERS(USERID)</text:p>
            <text:p>CREATOR→USERS(USER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訊息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訊息標題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訊息內容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EATORID</text:p>
          </table:table-cell>
          <table:table-cell office:value-type="string" calcext:value-type="string">
            <text:p>建立者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6" office:value-type="string" calcext:value-type="string">
            <text:p>FK</text:p>
            <text:p>PS.NULL時指的是系統自動發送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DDATE</text:p>
          </table:table-cell>
          <table:table-cell office:value-type="string" calcext:value-type="string">
            <text:p>預計發送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ECEIVETYPE</text:p>
          </table:table-cell>
          <table:table-cell office:value-type="string" calcext:value-type="string">
            <text:p>接收者型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U:使用者, M:會員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F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發送狀態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準備發送(DEFAULT)</text:p>
            <text:p>1:發送成功</text:p>
            <text:p>2:發送失敗 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STATUS</text:p>
          </table:table-cell>
          <table:table-cell office:value-type="string" calcext:value-type="string">
            <text:p>讀取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 未讀取(DEFAULT)</text:p>
            <text:p>1:已讀取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BERS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會員</text:p>
            <text:p>英文：MEMB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會員姓名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手機號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通訊地址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性別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M:男性 </text:p>
            <text:p>F:女性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生日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停權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TS" table:style-name="ta1"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7"/>
        <table:table-column table:style-name="co12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</text:p>
            <text:p>英文：PE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暱稱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重量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品種</text:p>
          </table:table-cell>
          <table:table-cell table:style-name="Default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style-name="ce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PETREL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與飼主關係</text:p>
            <text:p>英文：MEMPETRE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+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CARELOG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照顧紀錄</text:p>
            <text:p>英文：CARELOG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LOG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ORDERID→ORDERS(ORDERID)</text:p>
            <text:p>PETID→PETS(PETID)</text:p>
            <text:p>USERID→USERS(US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紀錄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紀錄內容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NULL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紀錄者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TYPE" table:style-name="ta1">
        <table:table-column table:style-name="co1" table:default-cell-style-name="ce5"/>
        <table:table-column table:style-name="co1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6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</text:p>
            <text:p>英文：ROOMTYP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房型描述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WEIGHTL</text:p>
          </table:table-cell>
          <table:table-cell office:value-type="string" calcext:value-type="string">
            <text:p>體重下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WEIGHTH</text:p>
          </table:table-cell>
          <table:table-cell office:value-type="string" calcext:value-type="string">
            <text:p>體重上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" table:style-name="ta1"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column table:style-name="co1" table:default-cell-style-name="ce5"/>
        <table:table-column table:style-name="co1" table:default-cell-style-name="ce7"/>
        <table:table-column table:style-name="co1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間</text:p>
            <text:p>英文：ROO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ROOMTYPEID→ROOMTYPE(ROOMTYPE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CSTATUS</text:p>
          </table:table-cell>
          <table:table-cell office:value-type="string" calcext:value-type="string">
            <text:p>房間清潔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不須清潔(DEFAULT)</text:p>
            <text:p>1:待清潔</text:p>
            <text:p>2:已清潔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LSTATUS</text:p>
          </table:table-cell>
          <table:table-cell office:value-type="string" calcext:value-type="string">
            <text:p>入住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空房(DEFAULT)</text:span></text:p>
            <text:p>1:入住中</text:p>
            <text:p>2:已退房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NITORSTATUS</text:p>
          </table:table-cell>
          <table:table-cell office:value-type="string" calcext:value-type="string">
            <text:p>監視器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關閉(DEFAULT)</text:span></text:p>
            <text:p>1:開啟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, 目前入住的寵物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ORDERS" table:style-name="ta1">
        <table:table-column table:style-name="co1" table:default-cell-style-name="ce5"/>
        <table:table-column table:style-name="co2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訂單</text:p>
            <text:p>英文：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1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ORD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ROOMTYPEID→ROOMTYPE(ROOMTYPEID)</text:p>
            <text:p>ROOMID→ROOM(ROOM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DATES</text:p>
          </table:table-cell>
          <table:table-cell office:value-type="string" calcext:value-type="string">
            <text:p>預計入住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DATEE</text:p>
          </table:table-cell>
          <table:table-cell office:value-type="string" calcext:value-type="string">
            <text:p>預計退房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實際入住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TEE</text:p>
          </table:table-cell>
          <table:table-cell office:value-type="string" calcext:value-type="string">
            <text:p>實際退房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FUNDAMOUNT</text:p>
          </table:table-cell>
          <table:table-cell office:value-type="string" calcext:value-type="string">
            <text:p>退款金額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  <text:p>NOT NULL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ORDERSTATE</text:p>
          </table:table-cell>
          <table:table-cell office:value-type="string" calcext:value-type="string">
            <text:p>訂單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已建立</text:p>
            <text:p>1:已付款</text:p>
            <text:p>2:已入住</text:p>
            <text:p>3:已退房</text:p>
            <text:p>4:已取消</text:p>
            <text:p>5:已作廢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AYMENTSTATE</text:p>
          </table:table-cell>
          <table:table-cell office:value-type="string" calcext:value-type="string">
            <text:p>付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待付款</text:p>
            <text:p>1:已付款</text:p>
            <text:p/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REFUNDSTATE</text:p>
          </table:table-cell>
          <table:table-cell office:value-type="string" calcext:value-type="string">
            <text:p>退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無須退款</text:p>
            <text:p><text:span text:style-name="T1">1:待退款</text:span></text:p>
            <text:p><text:span text:style-name="T1">2:已退款</text:span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評分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~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評語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YDATETIME</text:p>
          </table:table-cell>
          <table:table-cell office:value-type="string" calcext:value-type="string">
            <text:p>付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FUNDDATETIME</text:p>
          </table:table-cell>
          <table:table-cell office:value-type="string" calcext:value-type="string">
            <text:p>退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</table:table>
      <table:table table:name="ROOMTYPECTRL" table:style-name="ta1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1" table:default-cell-style-name="ce5"/>
        <table:table-column table:style-name="co1" table:default-cell-style-name="ce7"/>
        <table:table-column table:style-name="co2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數量控制</text:p>
            <text:p>英文：ROOMTYPECTR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+BOOKDAY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OKDAY</text:p>
          </table:table-cell>
          <table:table-cell office:value-type="string" calcext:value-type="string">
            <text:p>預約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當天房間總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EDCOUNT</text:p>
          </table:table-cell>
          <table:table-cell office:value-type="string" calcext:value-type="string">
            <text:p>預訂房間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ODUCTS" table:style-name="ta1">
        <table:table-column table:style-name="co1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5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商品</text:p>
            <text:p>英文：PRODUC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PRD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NAME</text:p>
          </table:table-cell>
          <table:table-cell office:value-type="string" calcext:value-type="string">
            <text:p>商品名稱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DDESC</text:p>
          </table:table-cell>
          <table:table-cell office:value-type="string" calcext:value-type="string">
            <text:p>商品描述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style-name="ce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e: 上架(DEFAULT)</text:p>
            <text:p>d: 下架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ERS" table:style-name="ta1">
        <table:table-column table:style-name="co1" table:default-cell-style-name="ce5"/>
        <table:table-column table:style-name="co3" table:default-cell-style-name="ce5"/>
        <table:table-column table:style-name="co26" table:default-cell-style-name="ce5"/>
        <table:table-column table:style-name="co1" table:default-cell-style-name="ce5"/>
        <table:table-column table:style-name="co1" table:default-cell-style-name="ce7"/>
        <table:table-column table:style-name="co2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</text:p>
            <text:p>英文：PRD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>
            <text:p>PRDORDERID</text:p>
          </table:table-cell>
          <table: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訂單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 已建立(DEFAULT)</text:p>
            <text:p>2: 已付款</text:p>
            <text:p>3: 已取消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ITEMS" table:style-name="ta1">
        <table:table-column table:style-name="co1" table:default-cell-style-name="ce5"/>
        <table:table-column table:style-name="co28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細項</text:p>
            <text:p>英文：PRDORDITEM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RDORDITE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PRDORDERID→PRDORDERS(PRDORDERID)</text:p>
            <text:p><text:span text:style-name="T1">PRDID→PRODUCTS(PRD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ITEMID</text:p>
          </table:table-cell>
          <table:table-cell office:value-type="string" calcext:value-type="string">
            <text:p>品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DCOUNT</text:p>
          </table:table-cell>
          <table:table-cell office:value-type="string" calcext:value-type="string">
            <text:p>數量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ORUM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column table:style-name="co1" table:default-cell-style-name="Default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貼文</text:p>
            <text:p>英文：FORU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  <table:table-cell table:style-name="ce14"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POST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MEMBERID→MEMBERS(MEMBERID) </text:span><text:span text:style-name="T2">IMAGEID→IMAGES(IMAGEID)</text:span>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  <table:table-cell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</text:p>
            <text:p><text:span text:style-name="T1">AUTO_INCREMENT </text:span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討論標題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OSTIMAGEID</text:p>
          </table:table-cell>
          <table:table-cell office:value-type="string" calcext:value-type="string">
            <text:p>貼文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  <table:table-cell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5"/>
          <table:table-cell table:style-name="ce6"/>
          <table:table-cell/>
        </table:table-row>
        <table:table-row table:style-name="ro2">
          <table:table-cell table:style-name="ce13"/>
          <table:table-cell table:style-name="Default" table:number-columns-repeated="5"/>
          <table:table-cell/>
        </table:table-row>
      </table:table>
      <table:table table:name="COMMENTS" table:style-name="ta1">
        <table:table-column table:style-name="co1" table:default-cell-style-name="ce5"/>
        <table:table-column table:style-name="co31" table:default-cell-style-name="ce5"/>
        <table:table-column table:style-name="co32" table:default-cell-style-name="ce5"/>
        <table:table-column table:style-name="co1" table:default-cell-style-name="ce5"/>
        <table:table-column table:style-name="co1" table:default-cell-style-name="ce7"/>
        <table:table-column table:style-name="co3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貼文留言內容</text:p>
            <text:p>英文：COMMEN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COMMENT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POSTID→FORUM(POSTID</text:span>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COMMENTID</text:p>
          </table:table-cell>
          <table:table-cell office:value-type="string" calcext:value-type="string">
            <text:p>留言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 </text:p>
            <text:p>AUTO_INCREMENT 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留言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貼文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LIKES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貼文按讚數量</text:p>
            <text:p>英文：LIK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LIKE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<text:span text:style-name="T1">MEMBERID→MEMBERS(MEMBERID) POST</text:span><text:span text:style-name="T2">ID→FORUM(</text:span><text:span text:style-name="T5">POST</text:span><text:span text:style-name="T2">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LIKEID</text:p>
          </table:table-cell>
          <table:table-cell office:value-type="string" calcext:value-type="string">
            <text:p>內容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PK)</text:p>
            <text:p><text:span text:style-name="T1">AUTO_INCREMENT </text:span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按讚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POST</text:span><text:span text:style-name="T4">ID</text:span></text:p>
          </table:table-cell>
          <table:table-cell office:value-type="string" calcext:value-type="string">
            <text:p><text:span text:style-name="T1">貼文</text:span>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IMAGES" table:style-name="ta1"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1" table:default-cell-style-name="ce7"/>
        <table:table-column table:style-name="co38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IMAG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IM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圖片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AGEDATA</text:p>
          </table:table-cell>
          <table:table-cell office:value-type="string" calcext:value-type="string">
            <text:p>圖片資料</text:p>
          </table:table-cell>
          <table:table-cell office:value-type="string" calcext:value-type="string">
            <text:p>MEDIUMBLOB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1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00/00/00</text:date>, <text:time style:data-style-name="N2" text:time-value="17:27:26.25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8:31:55.613000000</meta:creation-date>
    <dc:date>2024-12-30T23:08:50.404000000</dc:date>
    <meta:editing-duration>PT22H56M51S</meta:editing-duration>
    <meta:editing-cycles>136</meta:editing-cycles>
    <meta:generator>LibreOffice/24.2.6.2$Windows_X86_64 LibreOffice_project/ef66aa7e36a1bb8e65bfbc63aba53045a14d0871</meta:generator>
    <meta:document-statistic meta:table-count="18" meta:cell-count="994" meta:object-count="0"/>
  </office:meta>
</office:document-meta>
</file>